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 Sans" svg:font-family="'Nunito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eeeeee" loext:opacity="100%" style:font-name="Nunito Sans" fo:font-style="italic" fo:font-weight="normal" officeooo:rsid="00016466" officeooo:paragraph-rsid="00016466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eeeeee" loext:opacity="100%" style:font-name="Nunito Sans" fo:font-size="14pt" fo:font-weight="bold" officeooo:rsid="00016466" officeooo:paragraph-rsid="0001646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eeeeee" loext:opacity="100%" style:font-name="Nunito Sans" fo:font-size="14pt" fo:font-style="italic" fo:font-weight="normal" officeooo:rsid="00016466" officeooo:paragraph-rsid="00016466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style="normal" fo:font-weight="normal" officeooo:rsid="00041e86" officeooo:paragraph-rsid="00041e86" style:font-style-asian="normal" style:font-weight-asian="normal" style:font-style-complex="normal" style:font-weight-complex="normal"/>
    </style:style>
    <style:style style:name="P5" style:family="paragraph" style:parent-style-name="Standard" style:list-style-name="L4">
      <style:paragraph-properties fo:text-align="start" style:justify-single-word="false"/>
      <style:text-properties fo:color="#eeeeee" loext:opacity="100%" officeooo:rsid="0002eec1" officeooo:paragraph-rsid="0002eec1"/>
    </style:style>
    <style:style style:name="T1" style:family="text">
      <style:text-properties style:font-name="Nunito Sans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041e8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uter Graphics</text:p>
      <text:p text:style-name="P3">Exercises <text:span text:style-name="T2">3</text:span></text:p>
      <text:p text:style-name="P1"/>
      <text:list text:style-name="L1">
        <text:list-item>
          <text:p text:style-name="P4">Create a camera class using the given template on Moodle. The class needs to attach two matrices to the render pipeline, the <text:span text:style-name="T3">View Matrix </text:span>and the <text:span text:style-name="T3">Perspective Matrix</text:span>. Implement standard WASD movement for forward, left, right, backward respectively (maybe QE for up/down?) either inside or outside the class. Implementing relative movement directions in <text:span text:style-name="T3">translate() </text:span>is optional!</text:p>
        </text:list-item>
        <text:list-item>
          <text:p text:style-name="P4">Create extra vertices and indices to render a <text:span text:style-name="T3">single cube </text:span>and render it using the supplied texture from the small indie-game craftmine.</text:p>
        </text:list-item>
      </text:list>
      <text:list text:style-name="L4">
        <text:list-header>
          <text:p text:style-name="P5"><text:span text:style-name="T1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 Sans" svg:font-family="'Nunito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1c1c1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c1c1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6:32:50.859913221</meta:creation-date>
    <dc:date>2023-11-13T15:07:09.383092876</dc:date>
    <meta:editing-duration>PT23M19S</meta:editing-duration>
    <meta:editing-cycles>4</meta:editing-cycles>
    <meta:generator>LibreOffice/7.6.2.1$Linux_X86_64 LibreOffice_project/60$Build-1</meta:generator>
    <meta:document-statistic meta:table-count="0" meta:image-count="0" meta:object-count="0" meta:page-count="1" meta:paragraph-count="4" meta:word-count="84" meta:character-count="542" meta:non-whitespace-character-count="464"/>
  </office:meta>
</office:document-meta>
</file>